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a0ea" officeooo:paragraph-rsid="000ea0ea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ea0ea" officeooo:paragraph-rsid="000ea0e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ea0ea" officeooo:paragraph-rsid="0014f6dd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f2199" officeooo:paragraph-rsid="000f2199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f2199" officeooo:paragraph-rsid="0014f6d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f2199" officeooo:paragraph-rsid="0016cfb5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03887" officeooo:paragraph-rsid="00103887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0c0a3" officeooo:paragraph-rsid="000f2199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0c0a3" officeooo:paragraph-rsid="0010c0a3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11bf6" officeooo:paragraph-rsid="00111bf6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208d0" officeooo:paragraph-rsid="001208d0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30375" officeooo:paragraph-rsid="00130375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4f6dd" officeooo:paragraph-rsid="0014f6dd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4f6dd" officeooo:paragraph-rsid="0016cfb5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4f6dd" officeooo:paragraph-rsid="0014f6dd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6cfb5" officeooo:paragraph-rsid="0016cfb5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6cfb5" officeooo:paragraph-rsid="0016cfb5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14f6dd"/>
    </style:style>
    <style:style style:name="P19" style:family="paragraph" style:parent-style-name="Standard">
      <style:paragraph-properties fo:text-align="start" style:justify-single-word="false"/>
      <style:text-properties officeooo:paragraph-rsid="0016cfb5"/>
    </style:style>
    <style:style style:name="P20" style:family="paragraph" style:parent-style-name="Standard">
      <style:paragraph-properties fo:text-align="start" style:justify-single-word="false"/>
      <style:text-properties fo:font-size="20pt" fo:font-weight="bold" officeooo:rsid="000ea0ea" officeooo:paragraph-rsid="000ea0ea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weight="bold" officeooo:rsid="000f2199" officeooo:paragraph-rsid="000f2199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14f6dd" officeooo:paragraph-rsid="0014f6d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weight="bold" officeooo:rsid="0014f6dd" officeooo:paragraph-rsid="0014f6dd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font-weight="bold" officeooo:rsid="000f2199" officeooo:paragraph-rsid="0014f6dd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font-weight="bold" officeooo:rsid="0016cfb5" officeooo:paragraph-rsid="0016cfb5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officeooo:rsid="000ea0ea" officeooo:paragraph-rsid="0014f6dd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0ea0ea" officeooo:paragraph-rsid="000ea0ea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0f2199" officeooo:paragraph-rsid="0014f6dd" style:font-size-asian="14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0f2199" officeooo:paragraph-rsid="0016cfb5" style:font-size-asian="14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6pt" officeooo:rsid="00111bf6" officeooo:paragraph-rsid="00111bf6" style:font-size-asian="14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officeooo:rsid="001208d0" officeooo:paragraph-rsid="001208d0" style:font-size-asian="14pt" style:font-size-complex="16pt"/>
    </style:style>
    <style:style style:name="P32" style:family="paragraph" style:parent-style-name="Standard">
      <style:paragraph-properties fo:text-align="start" style:justify-single-word="false"/>
      <style:text-properties fo:font-size="16pt" officeooo:rsid="00130375" officeooo:paragraph-rsid="00130375" style:font-size-asian="14pt" style:font-size-complex="16pt"/>
    </style:style>
    <style:style style:name="P33" style:family="paragraph" style:parent-style-name="Standard">
      <style:paragraph-properties fo:text-align="start" style:justify-single-word="false"/>
      <style:text-properties fo:font-size="16pt" officeooo:rsid="00130375" officeooo:paragraph-rsid="0018f320" style:font-size-asian="14pt" style:font-size-complex="16pt"/>
    </style:style>
    <style:style style:name="P34" style:family="paragraph" style:parent-style-name="Standard">
      <style:paragraph-properties fo:text-align="start" style:justify-single-word="false"/>
      <style:text-properties officeooo:paragraph-rsid="00103887"/>
    </style:style>
    <style:style style:name="T1" style:family="text">
      <style:text-properties fo:font-size="16pt" officeooo:rsid="000ea0ea" style:font-size-asian="14pt" style:font-size-complex="16pt"/>
    </style:style>
    <style:style style:name="T2" style:family="text">
      <style:text-properties fo:font-size="16pt" officeooo:rsid="000f2199" style:font-size-asian="14pt" style:font-size-complex="16pt"/>
    </style:style>
    <style:style style:name="T3" style:family="text">
      <style:text-properties fo:font-size="16pt" officeooo:rsid="0016cfb5" style:font-size-asian="14pt" style:font-size-complex="16pt"/>
    </style:style>
    <style:style style:name="T4" style:family="text">
      <style:text-properties fo:font-size="16pt" officeooo:rsid="0018f320" style:font-size-asian="14pt" style:font-size-complex="16pt"/>
    </style:style>
    <style:style style:name="T5" style:family="text">
      <style:text-properties fo:font-size="16pt" officeooo:rsid="00103887" style:font-size-asian="14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4f6d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f6dd" style:font-weight-asian="bold" style:font-weight-complex="bold"/>
    </style:style>
    <style:style style:name="T10" style:family="text">
      <style:text-properties officeooo:rsid="0018f3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DIT</text:p>
      <text:p text:style-name="P2"/>
      <text:p text:style-name="P2"/>
      <text:p text:style-name="P20">LEVEL 0</text:p>
      <text:p text:style-name="P2"/>
      <text:p text:style-name="P15">GOAL: </text:p>
      <text:p text:style-name="P3"><text:span text:style-name="T7">L</text:span>og into the game using SSH. The host to which you need to connect is <text:span text:style-name="Strong_20_Emphasis">bandit.labs.overthewire.org</text:span>, on port 2220. The username is <text:span text:style-name="Strong_20_Emphasis">bandit0</text:span> and the password is <text:span text:style-name="Strong_20_Emphasis">bandit0</text:span>. </text:p>
      <text:p text:style-name="P2"/>
      <text:p text:style-name="P15">COMMANDS USED: </text:p>
      <text:p text:style-name="P3">ssh</text:p>
      <text:p text:style-name="P2"><text:s/></text:p>
      <text:p text:style-name="P15">COMMAND-LINE: </text:p>
      <text:p text:style-name="P18"><text:span text:style-name="T1">ssh </text:span><text:a xlink:type="simple" xlink:href="mailto:bandit0@bandit.labs.overthewire.org" text:style-name="Internet_20_link" text:visited-style-name="Visited_20_Internet_20_Link"><text:span text:style-name="T1">bandit0@bandit.labs.overthewire.org</text:span></text:a><text:span text:style-name="T1"> -p 2220</text:span></text:p>
      <text:p text:style-name="P2"/>
      <text:p text:style-name="P20">LEVEL 0 → LEVEL 1</text:p>
      <text:p text:style-name="P20"/>
      <text:p text:style-name="P15">GOAL: </text:p>
      <text:p text:style-name="P3">The password for the next level is stored in a file called <text:span text:style-name="Strong_20_Emphasis">readme</text:span> located in the home directory. Use this password to log into bandit1 using SSH.</text:p>
      <text:p text:style-name="P2"/>
      <text:p text:style-name="P15">COMMANDS: </text:p>
      <text:p text:style-name="P5">ls </text:p>
      <text:p text:style-name="P5">cat</text:p>
      <text:p text:style-name="P4"/>
      <text:p text:style-name="P15">COMMAND-LINE: </text:p>
      <text:p text:style-name="P4">ls</text:p>
      <text:p text:style-name="P4">cat readme</text:p>
      <text:p text:style-name="P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LEVEL 1 → LEVEL 2</text:p>
      <text:p text:style-name="P4"/>
      <text:p text:style-name="P15">GOAL: </text:p>
      <text:p text:style-name="P5">The password for the next level is stored in a file called <text:span text:style-name="Strong_20_Emphasis">-</text:span> located in the home directory. </text:p>
      <text:p text:style-name="P4"/>
      <text:p text:style-name="P24"/>
      <text:p text:style-name="P24"/>
      <text:p text:style-name="P5"><text:span text:style-name="T8">C</text:span><text:span text:style-name="T9">OMMANDS:</text:span></text:p>
      <text:p text:style-name="P5"><text:span text:style-name="T8"><text:s/></text:span>ls</text:p>
      <text:p text:style-name="P5">cat </text:p>
      <text:p text:style-name="P4"/>
      <text:p text:style-name="P15">CHALLENGE:</text:p>
      <text:p text:style-name="P5">The character ‘-’ at the end of commands is a popular convention to refer stdin or stdout. </text:p>
      <text:p text:style-name="P4"/>
      <text:p text:style-name="P5"><text:span text:style-name="T8">S</text:span><text:span text:style-name="T9">OLUTION:</text:span></text:p>
      <text:p text:style-name="P5">Use ./ before the filename. </text:p>
      <text:p text:style-name="P4">(Reference: <text:a xlink:type="simple" xlink:href="https://linux-tips.com/t/dashed-filename-in-linux/188" text:style-name="Internet_20_link" text:visited-style-name="Visited_20_Internet_20_Link">https://linux-tips.com/t/dashed-filename-in-linux/188</text:a>)</text:p>
      <text:p text:style-name="P4"/>
      <text:p text:style-name="P4"><text:span text:style-name="T9">COMMAND-LINE: </text:span><text:s/></text:p>
      <text:p text:style-name="P4">ls</text:p>
      <text:p text:style-name="P4">cat ./-</text:p>
      <text:p text:style-name="P4"/>
      <text:p text:style-name="P21">LEVEL 2 → LEVEL 3</text:p>
      <text:p text:style-name="P21"/>
      <text:p text:style-name="P16">GOAL:</text:p>
      <text:p text:style-name="P6">The password for the next level is stored in a file called <text:span text:style-name="Strong_20_Emphasis">spaces in this filename</text:span> located in the home directory</text:p>
      <text:p text:style-name="P4"/>
      <text:p text:style-name="P16">COMMANDS:</text:p>
      <text:p text:style-name="P6"><text:s/>ls</text:p>
      <text:p text:style-name="P6">cat</text:p>
      <text:p text:style-name="P4"/>
      <text:p text:style-name="P16">CHALLENGE:</text:p>
      <text:p text:style-name="P6">Opening a file with spaces in its name</text:p>
      <text:p text:style-name="P6"/>
      <text:p text:style-name="P6"/>
      <text:p text:style-name="P16"><text:soft-page-break/>SOLUTION:</text:p>
      <text:p text:style-name="P6">Mentioning name in single quotes. </text:p>
      <text:p text:style-name="P4">(Reference: <text:a xlink:type="simple" xlink:href="https://linoxide.com/linux-command/how-to-read-filename-with-spaces-in-linux/" text:style-name="Internet_20_link" text:visited-style-name="Visited_20_Internet_20_Link">https://linoxide.com/linux-command/how-to-read-filename-with-spaces-in-linux/</text:a>)</text:p>
      <text:p text:style-name="P4"/>
      <text:p text:style-name="P16">COMMAND-LINE:</text:p>
      <text:p text:style-name="P4">ls</text:p>
      <text:p text:style-name="P4">cat ‘spaces in this filename’</text:p>
      <text:p text:style-name="P4"/>
      <text:p text:style-name="P21">LEVEL 3 → LEVEL 4</text:p>
      <text:p text:style-name="P21"/>
      <text:p text:style-name="P16">GOAL: </text:p>
      <text:p text:style-name="P6">The password for the next level is stored in a hidden file in the <text:span text:style-name="Strong_20_Emphasis">inhere</text:span> directory.</text:p>
      <text:p text:style-name="P4"/>
      <text:p text:style-name="P16">COMMANDS:</text:p>
      <text:p text:style-name="P6"><text:s/>ls</text:p>
      <text:p text:style-name="P19"><text:span text:style-name="T3">c</text:span><text:span text:style-name="T2">d</text:span></text:p>
      <text:p text:style-name="P6">cat</text:p>
      <text:p text:style-name="P19"><text:span text:style-name="T3">f</text:span><text:span text:style-name="T2">ind</text:span></text:p>
      <text:p text:style-name="P4"/>
      <text:p text:style-name="P16">CHALLENGE: </text:p>
      <text:p text:style-name="P6">To find the hidden file</text:p>
      <text:p text:style-name="P6"/>
      <text:p text:style-name="P16">SOLUTION:</text:p>
      <text:p text:style-name="P6">Use of ls -a. </text:p>
      <text:p text:style-name="P4"/>
      <text:p text:style-name="P16">COMMAND-LINE:</text:p>
      <text:p text:style-name="P4">ls</text:p>
      <text:p text:style-name="P4">cd inhere</text:p>
      <text:p text:style-name="P4">ls</text:p>
      <text:p text:style-name="P4">ls -a</text:p>
      <text:p text:style-name="P4">cat ‘filename’</text:p>
      <text:p text:style-name="P4"/>
      <text:p text:style-name="P13"/>
      <text:p text:style-name="P13"/>
      <text:p text:style-name="P13"/>
      <text:p text:style-name="P13"/>
      <text:p text:style-name="P13"/>
      <text:p text:style-name="P22"><text:soft-page-break/>LEVEL 4 → LEVEL 5</text:p>
      <text:p text:style-name="P13"/>
      <text:p text:style-name="P16">GOAL: </text:p>
      <text:p text:style-name="P14">The password for the next level is stored in the only human-readable file in the <text:span text:style-name="Strong_20_Emphasis">inhere</text:span> directory. Tip: if your terminal is messed up, try the “reset” command.</text:p>
      <text:p text:style-name="P14"/>
      <text:p text:style-name="P16">COMMANDS: </text:p>
      <text:p text:style-name="P17">ls</text:p>
      <text:p text:style-name="P17">cd </text:p>
      <text:p text:style-name="P17">man</text:p>
      <text:p text:style-name="P17">file</text:p>
      <text:p text:style-name="P17">cat</text:p>
      <text:p text:style-name="P17"/>
      <text:p text:style-name="P16">CHALLENGE: </text:p>
      <text:p text:style-name="P17">Finding the human-readable file among a long list of files </text:p>
      <text:p text:style-name="P17"/>
      <text:p text:style-name="P16">SOLUTION: </text:p>
      <text:p text:style-name="P17">Using the command <text:span text:style-name="T8">file ./* </text:span>which returns the list of files along with the type of file.</text:p>
      <text:p text:style-name="P17"/>
      <text:p text:style-name="P16">COMMAND-LINE: </text:p>
      <text:p text:style-name="P17">ssh bandit4@bandit.labs.overthewire.org -p 222<text:span text:style-name="T10">0</text:span></text:p>
      <text:p text:style-name="P17"/>
      <text:p text:style-name="P17">bandit4@bandit:~$ ls</text:p>
      <text:p text:style-name="P17">inhere</text:p>
      <text:p text:style-name="P17">bandit4@bandit:~$ cd inhere</text:p>
      <text:p text:style-name="P17">bandit4@bandit:~/inhere$ ls -la</text:p>
      <text:p text:style-name="P17">total 48</text:p>
      <text:p text:style-name="P17">drwxr-xr-x 2 root <text:s text:c="3"/>root <text:s text:c="3"/>4096 May <text:s/>7 <text:s/>2020 .</text:p>
      <text:p text:style-name="P17">drwxr-xr-x 3 root <text:s text:c="3"/>root <text:s text:c="3"/>4096 May <text:s/>7 <text:s/>2020 ..</text:p>
      <text:p text:style-name="P17">-rw-r----- 1 bandit5 bandit4 <text:s text:c="2"/>33 May <text:s/>7 <text:s/>2020 -file00</text:p>
      <text:p text:style-name="P17">-rw-r----- 1 bandit5 bandit4 <text:s text:c="2"/>33 May <text:s/>7 <text:s/>2020 -file01</text:p>
      <text:p text:style-name="P17">-rw-r----- 1 bandit5 bandit4 <text:s text:c="2"/>33 May <text:s/>7 <text:s/>2020 -file02</text:p>
      <text:p text:style-name="P17">-rw-r----- 1 bandit5 bandit4 <text:s text:c="2"/>33 May <text:s/>7 <text:s/>2020 -file03</text:p>
      <text:p text:style-name="P17">-rw-r----- 1 bandit5 bandit4 <text:s text:c="2"/>33 May <text:s/>7 <text:s/>2020 -file04</text:p>
      <text:p text:style-name="P17">-rw-r----- 1 bandit5 bandit4 <text:s text:c="2"/>33 May <text:s/>7 <text:s/>2020 -file05</text:p>
      <text:p text:style-name="P17">-rw-r----- 1 bandit5 bandit4 <text:s text:c="2"/>33 May <text:s/>7 <text:s/>2020 -file06</text:p>
      <text:p text:style-name="P17">-rw-r----- 1 bandit5 bandit4 <text:s text:c="2"/>33 May <text:s/>7 <text:s/>2020 -file07</text:p>
      <text:p text:style-name="P17"><text:soft-page-break/>-rw-r----- 1 bandit5 bandit4 <text:s text:c="2"/>33 May <text:s/>7 <text:s/>2020 -file08</text:p>
      <text:p text:style-name="P17">-rw-r----- 1 bandit5 bandit4 <text:s text:c="2"/>33 May <text:s/>7 <text:s/>2020 -file09</text:p>
      <text:p text:style-name="P17"/>
      <text:p text:style-name="P17">bandit4@bandit:~/inhere$ man file</text:p>
      <text:p text:style-name="P17">bandit4@bandit:~/inhere$ file ./</text:p>
      <text:p text:style-name="P17">./: directory</text:p>
      <text:p text:style-name="P17">bandit4@bandit:~/inhere$ file ./*</text:p>
      <text:p text:style-name="P17">./-file00: data</text:p>
      <text:p text:style-name="P17">./-file01: data</text:p>
      <text:p text:style-name="P17">./-file02: data</text:p>
      <text:p text:style-name="P17">./-file03: data</text:p>
      <text:p text:style-name="P17">./-file04: data</text:p>
      <text:p text:style-name="P17">./-file05: data</text:p>
      <text:p text:style-name="P17">./-file06: data</text:p>
      <text:p text:style-name="P17">./-file07: ASCII text</text:p>
      <text:p text:style-name="P17">./-file08: data</text:p>
      <text:p text:style-name="P17">./-file09: data</text:p>
      <text:p text:style-name="P17">bandit4@bandit:~/inhere$ cat ./-file07</text:p>
      <text:p text:style-name="P17">koReBOKuIDDepwhWk7jZC0RTdopnAYKh</text:p>
      <text:p text:style-name="P4"/>
      <text:p text:style-name="P7">LEVEL 6 → LEVEL 7</text:p>
      <text:p text:style-name="P7"/>
      <text:p text:style-name="P7">To find the password for the next level stored somewhere in the server and has all of the following properties:</text:p>
      <text:p text:style-name="P7"><text:s text:c="2"/>owned by user bandit7</text:p>
      <text:p text:style-name="P7"><text:s text:c="2"/>owned by group bandit6</text:p>
      <text:p text:style-name="P7"><text:s text:c="2"/>33 bytes in size </text:p>
      <text:p text:style-name="P4"/>
      <text:p text:style-name="P34"><text:span text:style-name="T4">Commands:</text:span><text:span text:style-name="T5"> </text:span></text:p>
      <text:p text:style-name="P7"/>
      <text:p text:style-name="P7"/>
      <text:p text:style-name="P7">cd ..</text:p>
      <text:p text:style-name="P7">bandit6@bandit:/home$ ls</text:p>
      <text:p text:style-name="P7">bandit0 <text:s text:c="2"/>bandit14 <text:s/>bandit2 <text:s text:c="2"/>bandit25 <text:s text:c="5"/>bandit29 <text:s text:c="5"/>bandit31-git <text:s/>bandit7</text:p>
      <text:p text:style-name="P7">bandit1 <text:s text:c="2"/>bandit15 <text:s/>bandit20 <text:s/>bandit26 <text:s text:c="5"/>bandit29-git <text:s/>bandit32 <text:s text:c="5"/>bandit8</text:p>
      <text:p text:style-name="P7">bandit10 <text:s/>bandit16 <text:s/>bandit21 <text:s/>bandit27 <text:s text:c="5"/>bandit3 <text:s text:c="6"/>bandit33 <text:s text:c="5"/>bandit9</text:p>
      <text:p text:style-name="P7">bandit11 <text:s/>bandit17 <text:s/>bandit22 <text:s/>bandit27-git <text:s/>bandit30 <text:s text:c="5"/>bandit4</text:p>
      <text:p text:style-name="P7">bandit12 <text:s/>bandit18 <text:s/>bandit23 <text:s/>bandit28 <text:s text:c="5"/>bandit30-git <text:s/>bandit5</text:p>
      <text:p text:style-name="P7"><text:soft-page-break/>bandit13 <text:s/>bandit19 <text:s/>bandit24 <text:s/>bandit28-git <text:s/>bandit31 <text:s text:c="5"/>bandit6</text:p>
      <text:p text:style-name="P7"/>
      <text:p text:style-name="P4">find ./ -user bandit7 -group bandit6 -size 33c</text:p>
      <text:p text:style-name="P4">find: ‘./bandit28-git’: Permission denied</text:p>
      <text:p text:style-name="P4">find: ‘./bandit30-git’: Permission denied</text:p>
      <text:p text:style-name="P4">find: ‘./bandit5/inhere’: Permission denied</text:p>
      <text:p text:style-name="P4">find: ‘./bandit27-git’: Permission denied</text:p>
      <text:p text:style-name="P4">find: ‘./bandit29-git’: Permission denied</text:p>
      <text:p text:style-name="P4">find: ‘./bandit31-git’: Permission denied</text:p>
      <text:p text:style-name="P4"/>
      <text:p text:style-name="P4">find / -user bandit7 -group bandit6 -size 33c 2&gt;/dev/null</text:p>
      <text:p text:style-name="P4">/var/lib/dpkg/info/bandit7.password</text:p>
      <text:p text:style-name="P4"/>
      <text:p text:style-name="P4">cat /var/lib/dpkg/info/bandit7.password</text:p>
      <text:p text:style-name="P4">HKBPTKQnIay4Fw76bEy8PVxKEDQRKTzs</text:p>
      <text:p text:style-name="P8"/>
      <text:p text:style-name="P9">LEVEL 7 → LEVEL 8</text:p>
      <text:p text:style-name="P9">The password for the next level is stored in the file <text:span text:style-name="Strong_20_Emphasis">data.txt</text:span> next to the word <text:span text:style-name="Strong_20_Emphasis">millionth</text:span></text:p>
      <text:p text:style-name="P9"><text:span text:style-name="Strong_20_Emphasis"/></text:p>
      <text:p text:style-name="P9"><text:span text:style-name="Strong_20_Emphasis"><text:span text:style-name="T6">Statements: </text:span></text:span></text:p>
      <text:p text:style-name="P9"><text:span text:style-name="Strong_20_Emphasis"><text:span text:style-name="T6">ssh </text:span></text:span><text:a xlink:type="simple" xlink:href="mailto:bandit7@bandit.labs.overthewire.org" text:style-name="Internet_20_link" text:visited-style-name="Visited_20_Internet_20_Link"><text:span text:style-name="Strong_20_Emphasis"><text:span text:style-name="T6">bandit7@bandit.labs.overthewire.org</text:span></text:span></text:a><text:span text:style-name="Strong_20_Emphasis"><text:span text:style-name="T6"> -p 2220</text:span></text:span></text:p>
      <text:p text:style-name="P9"><text:a xlink:type="simple" xlink:href="mailto:bandit7@bandit" text:style-name="Internet_20_link" text:visited-style-name="Visited_20_Internet_20_Link"><text:span text:style-name="Strong_20_Emphasis"><text:span text:style-name="T6">bandit7@bandit</text:span></text:span></text:a><text:span text:style-name="Strong_20_Emphasis"><text:span text:style-name="T6">:~$ ls</text:span></text:span></text:p>
      <text:p text:style-name="P9"><text:span text:style-name="Strong_20_Emphasis"><text:span text:style-name="T6">data.txt</text:span></text:span></text:p>
      <text:p text:style-name="P9">bandit7@bandit:~$ grep "millionth" data.txt</text:p>
      <text:p text:style-name="P9">millionth<text:tab/>cvX2JJa4CFALtqS87jk27qwqGhBM9plV</text:p>
      <text:p text:style-name="P4"/>
      <text:p text:style-name="P10">LEVEL 8 → LEVEL 9</text:p>
      <text:p text:style-name="P10"/>
      <text:p text:style-name="P10">~/Desktop$ ssh bandit8@bandit.labs.overthewire.org -p 2220</text:p>
      <text:p text:style-name="P10">bandit8@bandit:~$ ls</text:p>
      <text:p text:style-name="P10">data.txt</text:p>
      <text:p text:style-name="P10">bandit8@bandit:~$ sort data.txt | uniq -u</text:p>
      <text:p text:style-name="P10">UsvVyFSfZZWbi6wgC7dAFyFuR6jQQUhR</text:p>
      <text:p text:style-name="P10"/>
      <text:p text:style-name="P10"/>
      <text:p text:style-name="P10"/>
      <text:p text:style-name="P10"/>
      <text:p text:style-name="P10"/>
      <text:p text:style-name="P10"><text:soft-page-break/>LEVEL 9 → LEVEL 10</text:p>
      <text:p text:style-name="P10"/>
      <text:p text:style-name="P10">~$ ssh bandit9@bandit.labs.overthewire.org -p 2220</text:p>
      <text:p text:style-name="P10"/>
      <text:p text:style-name="P10">bandit9@bandit:~$ ls</text:p>
      <text:p text:style-name="P10">data.txt</text:p>
      <text:p text:style-name="P10"/>
      <text:p text:style-name="P10">bandit9@bandit:~$ strings data.txt | grep "=" </text:p>
      <text:p text:style-name="P10">========== the*2i"4</text:p>
      <text:p text:style-name="P10">=:G e</text:p>
      <text:p text:style-name="P10">========== password</text:p>
      <text:p text:style-name="P10">&lt;I=zsGi</text:p>
      <text:p text:style-name="P10">Z)========== is</text:p>
      <text:p text:style-name="P10">A=|t&amp;E</text:p>
      <text:p text:style-name="P10">Zdb=</text:p>
      <text:p text:style-name="P10">c^ LAh=3G</text:p>
      <text:p text:style-name="P10">*SF=s</text:p>
      <text:p text:style-name="P10">&amp;========== truKLdjsbJ5g7yyJ2X2R0o3a5HQJFuLk</text:p>
      <text:p text:style-name="P10">S=A.H&amp;^</text:p>
      <text:p text:style-name="P10"/>
      <text:p text:style-name="P10"/>
      <text:p text:style-name="P11">LEVEL 10 → LEVEL 11</text:p>
      <text:p text:style-name="P11"/>
      <text:p text:style-name="P11">~$ man base64</text:p>
      <text:p text:style-name="P11">~$ ssh bandit10@bandit.labs.overthewire.org -p 2220</text:p>
      <text:p text:style-name="P11"/>
      <text:p text:style-name="P11">bandit10@bandit:~$ ls</text:p>
      <text:p text:style-name="P11">data.txt</text:p>
      <text:p text:style-name="P11"/>
      <text:p text:style-name="P11">bandit10@bandit:~$ cat data.txt</text:p>
      <text:p text:style-name="P11">VGhlIHBhc3N3b3JkIGlzIElGdWt3S0dzRlc4TU9xM0lSRnFyeEUxaHhUTkViVVBSCg==</text:p>
      <text:p text:style-name="P11"/>
      <text:p text:style-name="P11">bandit10@bandit:~$ base64 data.txt</text:p>
      <text:p text:style-name="P11">VkdobElIQmhjM04zYjNKa0lHbHpJRWxHZFd0M1MwZHpSbGM0VFU5eE0wbFNSbkZ5ZUVVeGFIaFVU</text:p>
      <text:p text:style-name="P11">a1ZpVlZCU0NnPT0K</text:p>
      <text:p text:style-name="P11"/>
      <text:p text:style-name="P11">bandit10@bandit:~$ man base64</text:p>
      <text:p text:style-name="P11"><text:soft-page-break/>bandit10@bandit:~$ base64 -d data.txt</text:p>
      <text:p text:style-name="P11">The password is IFukwKGsFW8MOq3IRFqrxE1hxTNEbUPR</text:p>
      <text:p text:style-name="P11"/>
      <text:p text:style-name="P11">LEVEL 11 → LEVEL 12 </text:p>
      <text:p text:style-name="P11"/>
      <text:p text:style-name="P11">~$ ssh bandit11@bandit.labs.overthewire.org -p 2220</text:p>
      <text:p text:style-name="P11"/>
      <text:p text:style-name="P11">bandit11@bandit:~$ ls</text:p>
      <text:p text:style-name="P11">data.txt</text:p>
      <text:p text:style-name="P11"/>
      <text:p text:style-name="P11">bandit11@bandit:~$ cat data.txt</text:p>
      <text:p text:style-name="P11">Gur cnffjbeq vf 5Gr8L4qetPEsPk8htqjhRK8XSP6x2RHh</text:p>
      <text:p text:style-name="P11"/>
      <text:p text:style-name="P11">bandit11@bandit:~$ base64 -d data.txt </text:p>
      <text:p text:style-name="P11">��base64: invalid input</text:p>
      <text:p text:style-name="P11"/>
      <text:p text:style-name="P11">bandit11@bandit:~$ sort data.txt</text:p>
      <text:p text:style-name="P11">Gur cnffjbeq vf 5Gr8L4qetPEsPk8htqjhRK8XSP6x2RHh</text:p>
      <text:p text:style-name="P11"/>
      <text:p text:style-name="P11">bandit11@bandit:~$ grep "" - 13 data.txt</text:p>
      <text:p text:style-name="P11">^C</text:p>
      <text:p text:style-name="P11"/>
      <text:p text:style-name="P11">bandit11@bandit:~$ tr data.txt</text:p>
      <text:p text:style-name="P11">tr: missing operand after ‘data.txt’</text:p>
      <text:p text:style-name="P11">Two strings must be given when translating.</text:p>
      <text:p text:style-name="P11">Try 'tr --help' for more information.</text:p>
      <text:p text:style-name="P11"/>
      <text:p text:style-name="P11">bandit11@bandit:~$ man tr</text:p>
      <text:p text:style-name="P11"/>
      <text:p text:style-name="P11">bandit11@bandit:~$ touch temp.txt</text:p>
      <text:p text:style-name="P11">touch: cannot touch 'temp.txt': Permission denied</text:p>
      <text:p text:style-name="P11"/>
      <text:p text:style-name="P11">bandit11@bandit:~$ ls -la</text:p>
      <text:p text:style-name="P11">total 24</text:p>
      <text:p text:style-name="P11">drwxr-xr-x <text:s/>2 root <text:s text:c="4"/>root <text:s text:c="4"/>4096 May <text:s/>7 <text:s/>2020 .</text:p>
      <text:p text:style-name="P11">drwxr-xr-x 41 root <text:s text:c="4"/>root <text:s text:c="4"/>4096 May <text:s/>7 <text:s/>2020 ..</text:p>
      <text:p text:style-name="P11">-rw-r--r-- <text:s/>1 root <text:s text:c="4"/>root <text:s text:c="5"/>220 May 15 <text:s/>2017 .bash_logout</text:p>
      <text:p text:style-name="P11">-rw-r--r-- <text:s/>1 root <text:s text:c="4"/>root <text:s text:c="4"/>3526 May 15 <text:s/>2017 .bashrc</text:p>
      <text:p text:style-name="P11">-rw-r----- <text:s/>1 bandit12 bandit11 <text:s text:c="2"/>49 May <text:s/>7 <text:s/>2020 data.txt</text:p>
      <text:p text:style-name="P11"><text:soft-page-break/>-rw-r--r-- <text:s/>1 root <text:s text:c="4"/>root <text:s text:c="5"/>675 May 15 <text:s/>2017 .profile</text:p>
      <text:p text:style-name="P11"/>
      <text:p text:style-name="P11">bandit11@bandit:~$ tr data.txt | echo</text:p>
      <text:p text:style-name="P11">tr: missing operand after ‘data.txt’</text:p>
      <text:p text:style-name="P11">Two strings must be given when translating.</text:p>
      <text:p text:style-name="P11">Try 'tr --help' for more information.</text:p>
      <text:p text:style-name="P11"/>
      <text:p text:style-name="P11">bandit11@bandit:~$ cat data.txt | tr</text:p>
      <text:p text:style-name="P11">tr: missing operand</text:p>
      <text:p text:style-name="P11">Try 'tr --help' for more information.</text:p>
      <text:p text:style-name="P11"/>
      <text:p text:style-name="P11">bandit11@bandit:~$ cat data.txt | tr "A-Za-z" "N-ZA-Mn-za-m"</text:p>
      <text:p text:style-name="P11">The password is 5Te8Y4drgCRfCx8ugdwuEX8KFC6k2EUu</text:p>
      <text:p text:style-name="P11"/>
      <text:p text:style-name="P12">LEVEL 12 → LEVEL 13</text:p>
      <text:p text:style-name="P12"/>
      <text:p text:style-name="P12">~$ ssh bandit12@bandit.labs.overthewire.org -p 2220</text:p>
      <text:p text:style-name="P12"/>
      <text:p text:style-name="P12">bandit12@bandit:~$ ls</text:p>
      <text:p text:style-name="P12">data.txt</text:p>
      <text:p text:style-name="P12"/>
      <text:p text:style-name="P12">bandit12@bandit:~$ mkdir /tmp/temp</text:p>
      <text:p text:style-name="P12"/>
      <text:p text:style-name="P12">bandit12@bandit:~$ cd /tmp/temp</text:p>
      <text:p text:style-name="P12"/>
      <text:p text:style-name="P12">bandit12@bandit:/tmp/temp$ ls</text:p>
      <text:p text:style-name="P12">data.txt</text:p>
      <text:p text:style-name="P12"/>
      <text:p text:style-name="P12">bandit12@bandit:/tmp/temp$ file data.txt</text:p>
      <text:p text:style-name="P12">data.txt: ASCII text</text:p>
      <text:p text:style-name="P12"/>
      <text:p text:style-name="P12">bandit12@bandit:/tmp/temp$ xxd -r data.txt</text:p>
      <text:p text:style-name="P12">P�^data2.bin=��BZh91AY&amp;SY�O����ڞOv���}?��}��^���������ߣ��;�����4���h�F�F��4LM</text:p>
      <text:p text:style-name="P12"><text:s text:c="77"/>@��z��FM��C�hF�C@�4@f��h</text:p>
      <text:p text:style-name="P12">4hh��=C%�&gt;X�,�k���1��GY��hPh�Mh</text:p>
      <text:p text:style-name="P12"><text:soft-page-break/>�J�쌑Oϊ��{RBp�Qix�Y�Z!d��j�(�搿ݳ��/��A�#�A�F��0P��v��`�"3�</text:p>
      <text:p text:style-name="P12"/>
      <text:p text:style-name="P12"><text:s text:c="42"/>��d�bX?��z��2��&lt;��A �n}</text:p>
      <text:p text:style-name="P12">5(3A��</text:p>
      <text:p text:style-name="P12"><text:s text:c="6"/>wO�R����6�XS{�</text:p>
      <text:p text:style-name="P12">��9?L�P�yB��=z�m?�L�Nt*�7{qP��̜�%"�w9�qm4�� N3�6���K��H䋑[��}!</text:p>
      <text:p text:style-name="P33"><text:s text:c="61"/>d��3A4$�M~�\ɠJ�C�kUƦ\���\�FSN��&amp;=�[��q<text:tab/>\)�$:��H�t&amp;/�(����]��BB9&lt;s ��h=</text:p>
      <text:p text:style-name="P12"/>
      <text:p text:style-name="P12">bandit12@bandit:/tmp/temp$ xxd -r data.txt newdata</text:p>
      <text:p text:style-name="P12"/>
      <text:p text:style-name="P12">bandit12@bandit:/tmp/temp$ ls</text:p>
      <text:p text:style-name="P12">data.txt <text:s/>newdata</text:p>
      <text:p text:style-name="P12"/>
      <text:p text:style-name="P12"><text:s/>��h=bandit12@bandit:/tmp/temp$ file newdata</text:p>
      <text:p text:style-name="P12">newdata: gzip compressed data, was "data2.bin", last modified: Thu May <text:s/>7 18:14:30 2020, max compression, from Unix</text:p>
      <text:p text:style-name="P12"/>
      <text:p text:style-name="P12">bandit12@bandit:/tmp/temp$ mv newdata newdata.gz</text:p>
      <text:p text:style-name="P12"/>
      <text:p text:style-name="P12">bandit12@bandit:/tmp/temp$ ls</text:p>
      <text:p text:style-name="P12">data.txt <text:s/>newdata.gz</text:p>
      <text:p text:style-name="P12"/>
      <text:p text:style-name="P12">bandit12@bandit:/tmp/temp$ gzip -d newdata.gz</text:p>
      <text:p text:style-name="P12"/>
      <text:p text:style-name="P12">bandit12@bandit:/tmp/temp$ file newdata</text:p>
      <text:p text:style-name="P12">newdata: bzip2 compressed data, block size = 900k</text:p>
      <text:p text:style-name="P12"/>
      <text:p text:style-name="P12">bandit12@bandit:/tmp/temp$ mv newdata newdata.bz2</text:p>
      <text:p text:style-name="P12"/>
      <text:p text:style-name="P12">bandit12@bandit:/tmp/temp$ bzip2 -d newdata.bz2</text:p>
      <text:p text:style-name="P12"/>
      <text:p text:style-name="P12">bandit12@bandit:/tmp/temp$ file newdata</text:p>
      <text:p text:style-name="P12">newdata: gzip compressed data, was "data4.bin", last modified: Thu May <text:s/>7 18:14:30 2020, max compression, from Unix</text:p>
      <text:p text:style-name="P12"/>
      <text:p text:style-name="P12"><text:soft-page-break/>bandit12@bandit:/tmp/temp$ mv newdata newdata.gz</text:p>
      <text:p text:style-name="P12"/>
      <text:p text:style-name="P12">bandit12@bandit:/tmp/temp$ gzip -d newdata.gz</text:p>
      <text:p text:style-name="P12"/>
      <text:p text:style-name="P12">bandit12@bandit:/tmp/temp$ file newdata</text:p>
      <text:p text:style-name="P12">newdata: POSIX tar archive (GNU)</text:p>
      <text:p text:style-name="P12"/>
      <text:p text:style-name="P12">bandit12@bandit:/tmp/temp$ tar -xvf newdata</text:p>
      <text:p text:style-name="P12">data5.bin</text:p>
      <text:p text:style-name="P12"/>
      <text:p text:style-name="P12">bandit12@bandit:/tmp/temp$ file data5.bin </text:p>
      <text:p text:style-name="P12">data5.bin: POSIX tar archive (GNU)</text:p>
      <text:p text:style-name="P12"/>
      <text:p text:style-name="P12">bandit12@bandit:/tmp/temp$ tar -xvf data5.bin</text:p>
      <text:p text:style-name="P12">data6.bin</text:p>
      <text:p text:style-name="P12"/>
      <text:p text:style-name="P12">bandit12@bandit:/tmp/temp$ file data6.bin</text:p>
      <text:p text:style-name="P12">data6.bin: bzip2 compressed data, block size = 900k</text:p>
      <text:p text:style-name="P12"/>
      <text:p text:style-name="P12">bandit12@bandit:/tmp/temp$ mv data6.bin data7.bz2</text:p>
      <text:p text:style-name="P12"/>
      <text:p text:style-name="P12">bandit12@bandit:/tmp/temp$ file dat7.bz2</text:p>
      <text:p text:style-name="P12">dat7.bz2: cannot open `dat7.bz2' (No such file or directory)</text:p>
      <text:p text:style-name="P12"/>
      <text:p text:style-name="P12">bandit12@bandit:/tmp/temp$ file data7.bz2 </text:p>
      <text:p text:style-name="P12">data7.bz2: bzip2 compressed data, block size = 900k</text:p>
      <text:p text:style-name="P12"/>
      <text:p text:style-name="P12">bandit12@bandit:/tmp/temp$ bz2 -d data7.bz2 </text:p>
      <text:p text:style-name="P12">-bash: bz2: command not found</text:p>
      <text:p text:style-name="P12"/>
      <text:p text:style-name="P12">bandit12@bandit:/tmp/temp$ bzip2 -d data7.bz2 </text:p>
      <text:p text:style-name="P12"/>
      <text:p text:style-name="P12">bandit12@bandit:/tmp/temp$ file data7</text:p>
      <text:p text:style-name="P12">data7: POSIX tar archive (GNU)</text:p>
      <text:p text:style-name="P12"/>
      <text:p text:style-name="P12">bandit12@bandit:/tmp/temp$ tar -xvf data7</text:p>
      <text:p text:style-name="P12">data8.bin</text:p>
      <text:p text:style-name="P12"/>
      <text:p text:style-name="P12"/>
      <text:p text:style-name="P12"><text:soft-page-break/>bandit12@bandit:/tmp/temp$ file data8.bin </text:p>
      <text:p text:style-name="P12">data8.bin: gzip compressed data, was "data9.bin", last modified: Thu May <text:s/>7 18:14:30 2020, max compression, from Unix</text:p>
      <text:p text:style-name="P12"/>
      <text:p text:style-name="P12">bandit12@bandit:/tmp/temp$ mv data8.bin data9.gz</text:p>
      <text:p text:style-name="P12"/>
      <text:p text:style-name="P12">bandit12@bandit:/tmp/temp$ file data9.gz</text:p>
      <text:p text:style-name="P12">data9.gz: gzip compressed data, was "data9.bin", last modified: Thu May <text:s/>7 18:14:30 2020, max compression, from Unix</text:p>
      <text:p text:style-name="P12"/>
      <text:p text:style-name="P12">bandit12@bandit:/tmp/temp$ gzip -d data9.gz </text:p>
      <text:p text:style-name="P12"/>
      <text:p text:style-name="P12">bandit12@bandit:/tmp/temp$ file data9</text:p>
      <text:p text:style-name="P12">data9: ASCII text</text:p>
      <text:p text:style-name="P12"/>
      <text:p text:style-name="P12">bandit12@bandit:/tmp/temp$ cat data9</text:p>
      <text:p text:style-name="P12">The password is 8ZjyCRiBWFYkneahHwxCv3wb2a1ORpYL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12:10:06.808772933</meta:creation-date>
    <dc:date>2020-12-31T01:26:24.435261851</dc:date>
    <meta:editing-duration>PT58M29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2" meta:paragraph-count="285" meta:word-count="1198" meta:character-count="9632" meta:non-whitespace-character-count="8298"/>
  </office:meta>
</office:document-meta>
</file>